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18d7b7" officeooo:paragraph-rsid="0018d7b7"/>
    </style:style>
    <style:style style:name="P2" style:family="paragraph" style:parent-style-name="Standard">
      <style:paragraph-properties fo:line-height="200%" fo:text-align="start" style:justify-single-word="false" fo:text-indent="0.5in" style:auto-text-indent="true"/>
      <style:text-properties fo:font-style="italic" officeooo:rsid="0018d7b7" officeooo:paragraph-rsid="0018d7b7" style:font-style-asian="italic" style:font-style-complex="italic"/>
    </style:style>
    <style:style style:name="P3" style:family="paragraph" style:parent-style-name="Standard">
      <style:paragraph-properties fo:line-height="200%" fo:text-align="start" style:justify-single-word="false" fo:text-indent="0.5in" style:auto-text-indent="true"/>
      <style:text-properties fo:font-style="normal" style:text-underline-style="solid" style:text-underline-width="auto" style:text-underline-color="font-color" officeooo:rsid="0018d7b7" officeooo:paragraph-rsid="0018d7b7" style:font-style-asian="normal" style:font-style-complex="normal"/>
    </style:style>
    <style:style style:name="P4" style:family="paragraph" style:parent-style-name="Standard">
      <style:paragraph-properties fo:line-height="200%" fo:text-align="start" style:justify-single-word="false" fo:text-indent="0in" style:auto-text-indent="true"/>
      <style:text-properties fo:font-style="normal" style:text-underline-style="none" officeooo:rsid="0018d7b7" officeooo:paragraph-rsid="0018d7b7" style:font-style-asian="normal" style:font-style-complex="normal"/>
    </style:style>
    <style:style style:name="P5" style:family="paragraph" style:parent-style-name="Standard">
      <style:paragraph-properties fo:line-height="200%" fo:text-align="start" style:justify-single-word="false" fo:text-indent="0in" style:auto-text-indent="true"/>
      <style:text-properties fo:font-style="normal" style:text-underline-style="solid" style:text-underline-width="auto" style:text-underline-color="font-color" officeooo:rsid="0018d7b7" officeooo:paragraph-rsid="0018d7b7" style:font-style-asian="normal" style:font-style-complex="normal"/>
    </style:style>
    <style:style style:name="P6" style:family="paragraph" style:parent-style-name="Standard">
      <style:paragraph-properties fo:line-height="200%" fo:text-align="start" style:justify-single-word="false" fo:text-indent="0in" style:auto-text-indent="true"/>
      <style:text-properties fo:font-style="normal" style:text-underline-style="none" fo:font-weight="bold" officeooo:rsid="001a34c2" officeooo:paragraph-rsid="001a34c2" style:font-style-asian="normal" style:font-weight-asian="bold" style:font-style-complex="normal" style:font-weight-complex="bold"/>
    </style:style>
    <style:style style:name="P7" style:family="paragraph" style:parent-style-name="Standard">
      <style:paragraph-properties fo:line-height="200%" fo:text-align="start" style:justify-single-word="false" fo:text-indent="0in" style:auto-text-indent="true"/>
      <style:text-properties fo:font-style="normal" style:text-underline-style="solid" style:text-underline-width="auto" style:text-underline-color="font-color" fo:font-weight="normal" officeooo:rsid="001a34c2" officeooo:paragraph-rsid="001a34c2"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fo:text-indent="0in" style:auto-text-indent="true"/>
      <style:text-properties fo:font-style="normal" style:text-underline-style="none" fo:font-weight="bold" officeooo:rsid="001b1200" officeooo:paragraph-rsid="001b1200" style:font-style-asian="normal" style:font-weight-asian="bold" style:font-style-complex="normal" style:font-weight-complex="bold"/>
    </style:style>
    <style:style style:name="P9" style:family="paragraph" style:parent-style-name="Standard">
      <style:paragraph-properties fo:line-height="200%" fo:text-align="start" style:justify-single-word="false" fo:text-indent="0in" style:auto-text-indent="true"/>
      <style:text-properties fo:font-style="normal" style:text-underline-style="none" fo:font-weight="normal" officeooo:rsid="001b1200" officeooo:paragraph-rsid="001b1200" style:font-style-asian="normal" style:font-weight-asian="normal" style:font-style-complex="normal" style:font-weight-complex="normal"/>
    </style:style>
    <style:style style:name="P10" style:family="paragraph" style:parent-style-name="Standard">
      <style:paragraph-properties fo:line-height="200%" fo:text-align="start" style:justify-single-word="false" fo:text-indent="0in" style:auto-text-indent="true"/>
      <style:text-properties fo:font-style="normal" style:text-underline-style="solid" style:text-underline-width="auto" style:text-underline-color="font-color" fo:font-weight="normal" officeooo:rsid="001b1200" officeooo:paragraph-rsid="001b1200"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officeooo:rsid="001a34c2"/>
    </style:style>
    <style:style style:name="T4" style:family="text">
      <style:text-properties fo:font-weight="normal" style:font-weight-asian="normal" style:font-weight-complex="normal"/>
    </style:style>
    <style:style style:name="T5" style:family="text">
      <style:text-properties fo:font-weight="normal" officeooo:rsid="001b120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2:7-12</text:p>
      <text:p text:style-name="P2">Preface</text:p>
      <text:p text:style-name="P2"><text:tab/><text:span text:style-name="T1">We all know the story of Jesus’ birth like the back of our hands. We know that the virgin Mary gave birth to a son whom her and Joseph named Yeshua or Jesus as we know Him. The bible says in Isaiah 7:14 “Therefore the Lord himself shall give you a sign; Behold, a virgin shall conceive, and bear a son, and shall call his name Emmanuel.” Emmanuel means God with us. Jesus or how he was called in Hebrew Yeshua means God saves. The beginning of this story is one unlike any other in history. Jesus’ birth was prophesied hundreds of years before it happened. The Jews and their leaders, knowing scripture, saw the signs of the times and sought after this newborn baby. When the star in the sky appeared King Herod wanted to find Jesus. He said it was to worship Him but in reality he, like other leaders wanted to stamp out this “savior” before he could even grow. That leads us to this story/sermon</text:span></text:p>
      <text:p text:style-name="P3">vs. 7-8</text:p>
      <text:p text:style-name="P4"><text:span text:style-name="T2">a.</text:span> Herod called a meeting with wise men. Who were these men and where did they come from?</text:p>
      <text:p text:style-name="P4">Wise men or as we would know them today astrologers have been around almost as long as humans have been around. Daniel was among them, but not for interpreting stars but dreams. </text:p>
      <text:p text:style-name="P4"><text:span text:style-name="T2">b.</text:span> Most wise men came from the east or the area we know now as Iraq and Iran back then it would have been Persia or ancient Babylon. </text:p>
      <text:p text:style-name="P4"><text:span text:style-name="T2">c.</text:span> Herod wanted to “worship” this new king. He was in reality looking to send an army after the wise men found him and reported back. He could not allow another king to rise and ruin what power he had with Rome and Israel.</text:p>
      <text:p text:style-name="P5">vs. 9-10</text:p>
      <text:p text:style-name="P4"><text:span text:style-name="T2">a.</text:span> The question arises how did they know Bethlehem? Being well studied in History including biblical history they knew where the child would be born from <text:span text:style-name="T3">Micah 5:2. It states “But thou, Bethlehem Ephratah, though thou be little among the thousands of Judah, yet out of thee shall he come forth unto me that is to be ruler in Israel; whose goings forth have been from of old, from everlasting.”</text:span></text:p>
      <text:p text:style-name="P6"><text:soft-page-break/>b. <text:span text:style-name="T4">Did the star really move over where Jesus was? As Christians we believe that every word in the bible is true and accurate. The Word of God clearly states that the star moved over the place where Jesus was. This is not like what happens normally where they appear to move depending on where you are standing and looking at the time. The star was actually being moved presumably by God/Holy Spirit to show where the savior was.</text:span></text:p>
      <text:p text:style-name="P6">c. <text:span text:style-name="T4">The wise men were filled with joy! They had found the baby, they had accomplished what Herod wanted of them. The journey was over. They had probably never been invited by a king to go and meet a new king. This was exciting for them.</text:span></text:p>
      <text:p text:style-name="P7">vs. 11-12</text:p>
      <text:p text:style-name="P6">a. <text:span text:style-name="T4">Presumably these were the first men to bow and worship the Lord Jesus. They were honored guests of a king. A baby but a king none the less. How many of us feel that honor to this day? We are not only guests of a king but co-heirs as it says in </text:span><text:span text:style-name="T5">Romans 8:16-17 and Galatians 4: goes further and calls us “sons and daughters”. </text:span></text:p>
      <text:p text:style-name="P8">b. <text:span text:style-name="T4">Gold, Frankincense, Myrrh? Why those three gifts. We have said it so much but we forget or have never been told why those three specific gifts? Gold is obvious because Jesus was a king, Frankincense and Myrrh are a different story. Frankincense is something was burned as a incense that was pleasing and is said to signify Holiness and Righteousness. The Myrrh was used in embalming it would signify that Jesus would one day die royalty. </text:span></text:p>
      <text:p text:style-name="P9">Think of how Mary was feeling with these gifts, she knew deep down that Jesus would die for everyone’s sins but this was up close, it was not a story this was really happening.</text:p>
      <text:p text:style-name="P9"><text:span text:style-name="T2">c. </text:span>The ending to this is also well known. The wise men, directed by God, went a different way home. They were not to return to Herod.</text:p>
      <text:p text:style-name="P10">Closing</text:p>
      <text:p text:style-name="P9"><text:s text:c="7"/>After these events Herod, being furious, did indeed consult the scriptures to find where the <text:s/>and child was to be born, and ordered the slaughter of all male children 5 and under. God knew what <text:soft-page-break/>was going to happen before it did. This time “presumably” around 5 years later gave Mary and Joseph enough of a head start to get to Egypt to fulfill more prophecies. </text:p>
      <text:p text:style-name="P9">As we close the service we, especially this time of year, must reflect on what impact this event has for us today. Without the birth and subsequent crucifixion we would have no reason to gather. We would have no hope and we would not be co-heirs with Christ for eternity. As Santa Clause takes precedence in our society we must always put Christ before everything. Without Jesus there would not have even been a Santa Clause but that is a another discussion for another day. God Bless Each of You </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12-13T14:03:19.209583981</meta:creation-date>
    <dc:date>2025-12-13T14:41:25.540799493</dc:date>
    <dc:creator>Christopher Lorenzo</dc:creator>
    <meta:editing-duration>PT24S</meta:editing-duration>
    <meta:editing-cycles>1</meta:editing-cycles>
    <meta:document-statistic meta:table-count="0" meta:image-count="0" meta:object-count="0" meta:page-count="3" meta:paragraph-count="20" meta:word-count="856" meta:character-count="4570" meta:non-whitespace-character-count="3719"/>
    <meta:generator>LibreOffice/25.2.3.1$Linux_X86_64 LibreOffice_project/520$Build-1</meta:generator>
  </office:meta>
</office:document-meta>
</file>